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ttpRequestHandlerTests.getResourceWithRegistered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HttpRequestHandlerTests.partialContentByt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HttpRequestHandlerTests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sourceHttpRequestHandlerTests.resourceNotF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ttpRequestHandlerTests.testInvali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sourceHttpRequestHandlerTests.getResourceHttp10Behavio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HttpRequestHandlerTests.resourceLastModified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RequestHandlerTests.getResourceWithMediaTypeResolvedThrough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ourceHttpRequestHandlerTests.directoryInJar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ttpRequest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HttpRequestHandlerTests.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ttpRequestHandlerTests.getResourceHttp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HttpRequestHandlerTests.getMediaTypeWithFavorPathExtension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HttpRequestHandlerTests.filterNonExistin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HttpRequestHandlerTests.getMimeType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RequestHandlerTests.getResourceFromSubDirectoryOfAlterna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ttpRequestHandlerTests.servletContextRoot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HttpRequestHandlerTests.partialContentInvalidRang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HttpRequestHandlerTests.testResolvePathWithTraversal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urceHttpRequestHandlerTests.unsupported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ttpRequestHandlerTests.testInvalidPath( String requestPath , ResourceHttpReques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ttpRequestHandlerTests.noPathWithinHandlerMapping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ttpRequestHandlerTests.getResourceHttp10BehaviorNo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HttpRequestHandlerTests.ignore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ServletContext.getMimeType( String 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HttpRequestHandlerTests.getVersione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HttpRequestHandlerTests.ignoreInvalidEscap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ttpRequestHandlerTests.testResolvePathWithTraversal( Resource location , String reques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HttpRequestHandlerTests.doOverwriteExistingCacheControl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ttpRequestHandlerTests.getResourceFromSub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ttpRequestHandlerTests.partialContentSuffixRangeLarg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HttpRequestHandlerTests.getResourceFromAlterna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HttpRequestHandlerTests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HttpRequestHandlerTests.initAllowed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ttpRequestHandlerTests.partialContentByteRangeNo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HttpRequestHandlerTests.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ttpRequestHandlerTests.resourceNotFound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ttpRequestHandlerTests.partialContentMultipleByteR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ourceHttpRequestHandlerTests.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ttpRequestHandlerTests.initAllowedLocationsWithExplici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HttpRequestHandlerTests.partialContentWithHttp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HttpRequestHandlerTests.partialContentSuffix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HttpRequestHandlerTests.getResource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RequestHandlerTests.missing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ttpRequestHandlerTests.getResourceHttp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ttpRequestHandlerTests.partialContentByteRangeLarge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HttpRequestHandlerTests.resolvePathWithTravers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ttpRequestHandlerTests.getResourceWithHtml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HttpRequestHandlerTests.partialContentByteRangeWithEncodedResource( GzipSupport . GzippedFiles gzipped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sourceHttpRequestHandlerTests.getResourceNo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